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ENDEZU PORRAS JOHN EMERS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DRIGUEZ CAVERO, EDER J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PUMA TORRES, GERMAN LUI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0607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7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8:58:4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